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89BA313E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fill-color="#00ae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dash" draw:stroke-dash="Ultra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2cm" svg:x="7.726cm" svg:y="18.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3.5cm" svg:y="14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226cm" svg:y1="20.5cm" svg:x2="13.726cm" svg:y2="18cm">
          <text:p text:style-name="P2"/>
        </draw:line>
        <draw:line draw:style-name="gr2" draw:text-style-name="P1" draw:layer="layout" svg:x1="8.226cm" svg:y1="18.5cm" svg:x2="13.5cm" svg:y2="16cm">
          <text:p text:style-name="P2"/>
        </draw:line>
        <draw:frame draw:style-name="gr3" draw:text-style-name="P1" draw:layer="layout" svg:width="2.274cm" svg:height="3.624cm" svg:x="6.726cm" svg:y="22.393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853cm" svg:height="0.983cm" svg:x="7.373cm" svg:y="26.517cm">
          <draw:text-box>
            <text:p text:style-name="P2"><text:span text:style-name="T1">1</text:span></text:p>
          </draw:text-box>
        </draw:frame>
        <draw:frame draw:style-name="gr3" draw:text-style-name="P1" draw:layer="layout" svg:width="2.274cm" svg:height="3.624cm" svg:x="12.726cm" svg:y="22.376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853cm" svg:height="0.983cm" svg:x="13.226cm" svg:y="26.5cm">
          <draw:text-box>
            <text:p text:style-name="P2"><text:span text:style-name="T1">2</text:span></text:p>
          </draw:text-box>
        </draw:frame>
        <draw:custom-shape draw:style-name="gr5" draw:text-style-name="P1" draw:layer="layout" svg:width="0.5cm" svg:height="2cm" svg:x="7.726cm" svg:y="17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226cm" svg:y1="19cm" svg:x2="13.5cm" svg:y2="16.5cm">
          <text:p text:style-name="P2"/>
        </draw:line>
        <draw:line draw:style-name="gr6" draw:text-style-name="P1" draw:layer="layout" svg:x1="8.226cm" svg:y1="17cm" svg:x2="13.5cm" svg:y2="14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ndreas Warberg</meta:initial-creator>
    <meta:creation-date>2008-05-06T15:03:17</meta:creation-date>
    <dc:creator>Andreas Warberg</dc:creator>
    <dc:date>2008-06-16T17:30:19</dc:date>
    <meta:editing-cycles>16</meta:editing-cycles>
    <meta:editing-duration>PT1H3M3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